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12.388cm" style:rel-column-width="31052*"/>
    </style:style>
    <style:style style:name="Table5.B" style:family="table-column">
      <style:table-column-properties style:column-width="13.757cm" style:rel-column-width="34483*"/>
    </style:style>
    <style:style style:name="Table5.1" style:family="table-row">
      <style:table-row-properties style:min-row-height="0.44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0.598cm"/>
    </style:style>
    <style:style style:name="Table5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8cm"/>
    </style:style>
    <style:style style:name="Table5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4" style:family="table-row">
      <style:table-row-properties style:min-row-height="0.598cm"/>
    </style:style>
    <style:style style:name="Table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598cm"/>
    </style:style>
    <style:style style:name="Table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6" style:family="table-row">
      <style:table-row-properties style:min-row-height="0.598cm"/>
    </style:style>
    <style:style style:name="Table5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598cm"/>
    </style:style>
    <style:style style:name="Table5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8" style:family="table-row">
      <style:table-row-properties style:min-row-height="0.598cm"/>
    </style:style>
    <style:style style:name="Table5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9" style:family="table-row">
      <style:table-row-properties style:min-row-height="0.598cm"/>
    </style:style>
    <style:style style:name="Table5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0" style:family="table-row">
      <style:table-row-properties style:min-row-height="0.598cm"/>
    </style:style>
    <style:style style:name="Table5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1" style:family="table-row">
      <style:table-row-properties style:min-row-height="0.598cm"/>
    </style:style>
    <style:style style:name="Table5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2" style:family="table-row">
      <style:table-row-properties style:min-row-height="0.598cm"/>
    </style:style>
    <style:style style:name="Table5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3" style:family="table-row">
      <style:table-row-properties style:min-row-height="0.598cm"/>
    </style:style>
    <style:style style:name="Table5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4" style:family="table-row">
      <style:table-row-properties style:min-row-height="0.598cm"/>
    </style:style>
    <style:style style:name="Table5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5" style:family="table-row">
      <style:table-row-properties style:min-row-height="0.598cm"/>
    </style:style>
    <style:style style:name="Table5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6" style:family="table-row">
      <style:table-row-properties style:min-row-height="0.598cm"/>
    </style:style>
    <style:style style:name="Table5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7" style:family="table-row">
      <style:table-row-properties style:min-row-height="0.598cm"/>
    </style:style>
    <style:style style:name="Table5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8" style:family="table-row">
      <style:table-row-properties style:min-row-height="0.598cm"/>
    </style:style>
    <style:style style:name="Table5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19" style:family="table-row">
      <style:table-row-properties style:min-row-height="0.598cm"/>
    </style:style>
    <style:style style:name="Table5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20" style:family="table-row">
      <style:table-row-properties style:min-row-height="0.598cm"/>
    </style:style>
    <style:style style:name="Table5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B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95ff43" officeooo:paragraph-rsid="0395ff4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font-weight="bold" officeooo:paragraph-rsid="0395ff43" style:font-size-asian="10pt" style:font-size-complex="10pt"/>
    </style:style>
    <style:style style:name="P4" style:family="paragraph" style:parent-style-name="Table_20_Contents">
      <style:text-properties officeooo:paragraph-rsid="0395ff43"/>
    </style:style>
    <style:style style:name="P5" style:family="paragraph" style:parent-style-name="Table_20_Contents">
      <style:text-properties style:font-name="Courier New" fo:font-size="10pt" fo:language="zxx" fo:country="none" officeooo:rsid="0395ff43" officeooo:paragraph-rsid="0395ff43" style:font-size-asian="10pt" style:language-asian="zxx" style:country-asian="none" style:font-size-complex="10pt" style:language-complex="zxx" style:country-complex="none"/>
    </style:style>
    <style:style style:name="P6" style:family="paragraph" style:parent-style-name="Table_20_Contents">
      <style:text-properties style:font-name="Courier New" fo:font-size="10pt" fo:language="zxx" fo:country="none" officeooo:paragraph-rsid="0395ff43" style:font-size-asian="10pt" style:language-asian="zxx" style:country-asian="none" style:font-size-complex="10pt" style:language-complex="zxx" style:country-complex="none"/>
    </style:style>
    <style:style style:name="P7" style:family="paragraph" style:parent-style-name="Table_20_Contents">
      <style:text-properties officeooo:paragraph-rsid="03e09492"/>
    </style:style>
    <style:style style:name="P8" style:family="paragraph" style:parent-style-name="Table_20_Contents">
      <style:text-properties style:font-name="Courier New" fo:font-size="10pt" fo:language="zxx" fo:country="none" fo:font-style="italic" officeooo:paragraph-rsid="03e0949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9" style:family="paragraph" style:parent-style-name="Table_20_Contents">
      <style:text-properties officeooo:paragraph-rsid="0399ad07"/>
    </style:style>
    <style:style style:name="P10" style:family="paragraph" style:parent-style-name="Table_20_Contents">
      <style:text-properties style:font-name="Courier New" fo:font-size="10pt" fo:language="zxx" fo:country="none" officeooo:paragraph-rsid="03d31711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Courier New" fo:font-size="10pt" fo:language="zxx" fo:country="none" officeooo:paragraph-rsid="03d75599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text-properties style:font-name="Courier New" fo:font-size="10pt" fo:language="zxx" fo:country="none" officeooo:paragraph-rsid="03e09492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able_20_Contents">
      <style:text-properties style:font-name="Courier New" fo:font-size="10pt" fo:language="zxx" fo:country="none" officeooo:paragraph-rsid="03970188" style:font-size-asian="10pt" style:language-asian="zxx" style:country-asian="none" style:font-size-complex="10pt" style:language-complex="zxx" style:country-complex="none"/>
    </style:style>
    <style:style style:name="P14" style:family="paragraph" style:parent-style-name="Table_20_Contents">
      <style:text-properties style:font-name="Courier New" fo:font-size="10pt" fo:language="zxx" fo:country="none" officeooo:paragraph-rsid="03bb832f" style:font-size-asian="10pt" style:language-asian="zxx" style:country-asian="none" style:font-size-complex="10pt" style:language-complex="zxx" style:country-complex="none"/>
    </style:style>
    <style:style style:name="P15" style:family="paragraph" style:parent-style-name="Table_20_Contents">
      <style:text-properties style:font-name="Courier New" fo:font-size="10pt" fo:language="zxx" fo:country="none" officeooo:paragraph-rsid="03dde676" style:font-size-asian="10pt" style:language-asian="zxx" style:country-asian="none" style:font-size-complex="10pt" style:language-complex="zxx" style:country-complex="none"/>
    </style:style>
    <style:style style:name="P16" style:family="paragraph" style:parent-style-name="Table_20_Contents">
      <style:text-properties style:font-name="Courier New" fo:font-size="10pt" fo:language="zxx" fo:country="none" officeooo:paragraph-rsid="03d392d8" style:font-size-asian="10pt" style:language-asian="zxx" style:country-asian="none" style:font-size-complex="10pt" style:language-complex="zxx" style:country-complex="none"/>
    </style:style>
    <style:style style:name="P17" style:family="paragraph" style:parent-style-name="Table_20_Contents">
      <style:text-properties style:font-name="Courier New" fo:font-size="10pt" fo:language="zxx" fo:country="none" officeooo:paragraph-rsid="03d6d5de" style:font-size-asian="10pt" style:language-asian="zxx" style:country-asian="none" style:font-size-complex="10pt" style:language-complex="zxx" style:country-complex="none"/>
    </style:style>
    <style:style style:name="P18" style:family="paragraph" style:parent-style-name="Table_20_Contents">
      <style:text-properties style:font-name="Courier New" fo:font-size="10pt" fo:language="zxx" fo:country="none" fo:font-style="italic" officeooo:paragraph-rsid="03d6d5d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9" style:family="paragraph" style:parent-style-name="Table_20_Contents">
      <style:text-properties style:font-name="Courier New" fo:font-size="10pt" fo:language="zxx" fo:country="none" officeooo:paragraph-rsid="03c4d33d" style:font-size-asian="10pt" style:language-asian="zxx" style:country-asian="none" style:font-size-complex="10pt" style:language-complex="zxx" style:country-complex="none"/>
    </style:style>
    <style:style style:name="P20" style:family="paragraph" style:parent-style-name="Table_20_Contents">
      <style:text-properties style:font-name="Courier New" fo:font-size="10pt" fo:language="zxx" fo:country="none" officeooo:paragraph-rsid="03acf890" style:font-size-asian="10pt" style:language-asian="zxx" style:country-asian="none" style:font-size-complex="10pt" style:language-complex="zxx" style:country-complex="none"/>
    </style:style>
    <style:style style:name="P21" style:family="paragraph" style:parent-style-name="Table_20_Contents">
      <style:text-properties style:font-name="Courier New" fo:font-size="10pt" fo:language="zxx" fo:country="none" officeooo:rsid="03acf890" officeooo:paragraph-rsid="03acf890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officeooo:rsid="003029af" officeooo:paragraph-rsid="032539cf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395ff43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3a598f0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3db065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color="#000000" loext:opacity="100%" fo:font-size="14pt" fo:language="zxx" fo:country="none" officeooo:rsid="03dc9133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0" style:family="text">
      <style:text-properties officeooo:rsid="039a3e2f"/>
    </style:style>
    <style:style style:name="T11" style:family="text">
      <style:text-properties style:font-name="Courier New" fo:language="zxx" fo:country="none" officeooo:rsid="0395ff43" style:language-asian="zxx" style:country-asian="none" style:font-weight-asian="bold" style:font-name-complex="Courier New" style:language-complex="zxx" style:country-complex="none" style:font-weight-complex="bold"/>
    </style:style>
    <style:style style:name="T12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3d31711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3a00b4f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395ff43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/>
    </style:style>
    <style:style style:name="T18" style:family="text">
      <style:text-properties officeooo:rsid="03b8181e"/>
    </style:style>
    <style:style style:name="T19" style:family="text">
      <style:text-properties style:font-name="Courier New" officeooo:rsid="03b8181e"/>
    </style:style>
    <style:style style:name="T20" style:family="text">
      <style:text-properties style:font-name="Courier New" officeooo:rsid="03d31711"/>
    </style:style>
    <style:style style:name="T21" style:family="text">
      <style:text-properties officeooo:rsid="03bb832f"/>
    </style:style>
    <style:style style:name="T22" style:family="text">
      <style:text-properties style:font-name="Courier New" officeooo:rsid="03dde676"/>
    </style:style>
    <style:style style:name="T23" style:family="text">
      <style:text-properties officeooo:rsid="03acf890"/>
    </style:style>
    <style:style style:name="T24" style:family="text">
      <style:text-properties officeooo:rsid="03bcc2cc"/>
    </style:style>
    <style:style style:name="T25" style:family="text">
      <style:text-properties style:font-name="Courier New" officeooo:rsid="03acf890"/>
    </style:style>
    <style:style style:name="T26" style:family="text">
      <style:text-properties officeooo:rsid="03b1c2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</text:span></text:span><text:span text:style-name="Default_20_Paragraph_20_Font"><text:span text:style-name="T2">Assert </text:span></text:span><text:span text:style-name="Default_20_Paragraph_20_Font"><text:span text:style-name="T3">p</text:span></text:span><text:span text:style-name="Default_20_Paragraph_20_Font"><text:span text:style-name="T2">lugin </text:span></text:span><text:span text:style-name="Default_20_Paragraph_20_Font"><text:span text:style-name="T1">cheatsheet – v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6">.</text:span></text:span><text:span text:style-name="Default_20_Paragraph_20_Font"><text:span text:style-name="T7">3</text:span></text:span><text:span text:style-name="Default_20_Paragraph_20_Font"><text:span text:style-name="T1"> –</text:span></text:span><text:span text:style-name="Default_20_Paragraph_20_Font"><text:span text:style-name="T8"> </text:span></text:span><text:a xlink:type="simple" xlink:href="https://github.com/Serrin/Celestra/" text:style-name="Internet_20_link" text:visited-style-name="Visited_20_Internet_20_Link"><text:span text:style-name="Default_20_Paragraph_20_Font"><text:span text:style-name="T9">https://github.com/Serrin/Celestra/</text:span></text:span></text:a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Plugin <text:span text:style-name="T10">properties</text:span></text:p>
          </table:table-cell>
          <table:table-cell table:style-name="Table5.B1" office:value-type="string">
            <text:p text:style-name="P3"><text:span text:style-name="Source_20_Text"><text:span text:style-name="T11">Description</text:span></text:span></text:p>
          </table:table-cell>
        </table:table-row>
        <table:table-row table:style-name="Table5.2">
          <table:table-cell table:style-name="Table5.A2" office:value-type="string">
            <text:p text:style-name="P4"><text:span text:style-name="Source_20_Text"><text:span text:style-name="T12">assert(condition [, message </text:span></text:span><text:span text:style-name="Source_20_Text"><text:span text:style-name="T13">| error</text:span></text:span><text:span text:style-name="Source_20_Text"><text:span text:style-name="T12">]);</text:span></text:span></text:p>
          </table:table-cell>
          <table:table-cell table:style-name="Table5.B2" office:value-type="string">
            <text:p text:style-name="P4"><text:span text:style-name="Source_20_Text"><text:span text:style-name="T14">c</text:span></text:span><text:span text:style-name="Source_20_Text"><text:span text:style-name="T15">elestra.</text:span></text:span><text:span text:style-name="Source_20_Text"><text:span text:style-name="T16">assert(condition [, message | error]);</text:span></text:span></text:p>
          </table:table-cell>
        </table:table-row>
        <table:table-row table:style-name="Table5.3">
          <table:table-cell table:style-name="Table5.A3" office:value-type="string">
            <text:p text:style-name="P5"><text:span text:style-name="Source_20_Text"><text:span text:style-name="T17">assert.strict = true</text:span></text:span></text:p>
          </table:table-cell>
          <table:table-cell table:style-name="Table5.B3" office:value-type="string">
            <text:p text:style-name="Table_20_Contents"><text:span text:style-name="T12">Default value is true. If this property is true, then always the strict equality is used in the </text:span><text:span text:style-name="Source_20_Text"><text:span text:style-name="T12">assert.equal();</text:span></text:span><text:span text:style-name="T12">, </text:span><text:span text:style-name="Source_20_Text"><text:span text:style-name="T12">assert.notEqual();</text:span></text:span><text:span text:style-name="T12">, </text:span><text:span text:style-name="Source_20_Text"><text:span text:style-name="T12">assert.deepEqual();</text:span></text:span><text:span text:style-name="T12">, </text:span><text:span text:style-name="Source_20_Text"><text:span text:style-name="T12">assert.notDeepEqual();</text:span></text:span></text:p>
          </table:table-cell>
        </table:table-row>
        <table:table-row table:style-name="Table5.4">
          <table:table-cell table:style-name="Table5.A3" office:value-type="string">
            <text:p text:style-name="P6"><text:span text:style-name="Source_20_Text"><text:span text:style-name="T17">assert.deepEqual(value1, value2 [, message | error]);</text:span></text:span></text:p>
          </table:table-cell>
          <table:table-cell table:style-name="Table5.B4" office:value-type="string">
            <text:p text:style-name="P7"><text:span text:style-name="Source_20_Text"><text:span text:style-name="T12">celestra.deepStrictEqual(value1, value2 [, message | error]);</text:span></text:span></text:p>
            <text:p text:style-name="P8">or</text:p>
            <text:p text:style-name="P9"><text:span text:style-name="Source_20_Text"><text:span text:style-name="T12">celestra.assertDeepEqual(value1, value2 [, message | error]);</text:span></text:span></text:p>
          </table:table-cell>
        </table:table-row>
        <table:table-row table:style-name="Table5.5">
          <table:table-cell table:style-name="Table5.A3" office:value-type="string">
            <text:p text:style-name="P10">assert.d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5" office:value-type="string">
            <text:p text:style-name="P10"><text:span text:style-name="T18">celestra</text:span>.<text:span text:style-name="T18">assertD</text:span>oesNot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6">
          <table:table-cell table:style-name="Table5.A3" office:value-type="string">
            <text:p text:style-name="P6"><text:span text:style-name="Source_20_Text"><text:span text:style-name="T17">assert.equal(value1, value2 [, message | error]);</text:span></text:span></text:p>
          </table:table-cell>
          <table:table-cell table:style-name="Table5.B6" office:value-type="string">
            <text:p text:style-name="P11"><text:span text:style-name="Source_20_Text"><text:span text:style-name="T17">celestra.assertStrictEqual(value1, value2 [, message | error]);</text:span></text:span></text:p>
            <text:p text:style-name="P8">or</text:p>
            <text:p text:style-name="P12"><text:span text:style-name="Source_20_Text"><text:span text:style-name="T17">celestra.assertEqual(value1, value2 [, message | error]);</text:span></text:span></text:p>
          </table:table-cell>
        </table:table-row>
        <table:table-row table:style-name="Table5.7">
          <table:table-cell table:style-name="Table5.A7" office:value-type="string">
            <text:p text:style-name="P13">assert.fail(m<text:span text:style-name="T18">essage </text:span><text:span text:style-name="T21">OR error</text:span>);</text:p>
          </table:table-cell>
          <table:table-cell table:style-name="Table5.B7" office:value-type="string">
            <text:p text:style-name="P14">celestra.assertFail(m<text:span text:style-name="T18">essage </text:span><text:span text:style-name="T21">OR error</text:span>);</text:p>
          </table:table-cell>
        </table:table-row>
        <table:table-row table:style-name="Table5.8">
          <table:table-cell table:style-name="Table5.A3" office:value-type="string">
            <text:p text:style-name="P6"><text:span text:style-name="Source_20_Text"><text:span text:style-name="T17">assert.isFalse(condition [, message | error]);</text:span></text:span></text:p>
          </table:table-cell>
          <table:table-cell table:style-name="Table5.B8" office:value-type="string">
            <text:p text:style-name="Table_20_Contents"><text:span text:style-name="Source_20_Text"><text:span text:style-name="T12">celestra.assertFalse(condition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15"><text:span text:style-name="Source_20_Text"><text:span text:style-name="T17">assert.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9" office:value-type="string">
            <text:p text:style-name="P15"><text:span text:style-name="Source_20_Text"><text:span text:style-name="T17">celestra.assertIs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9">
          <table:table-cell table:style-name="Table5.A3" office:value-type="string">
            <text:p text:style-name="P6"><text:span text:style-name="Source_20_Text"><text:span text:style-name="T17">assert.isNil(value [, message | error]);</text:span></text:span></text:p>
          </table:table-cell>
          <table:table-cell table:style-name="Table5.B9" office:value-type="string">
            <text:p text:style-name="P6"><text:span text:style-name="Source_20_Text"><text:span text:style-name="T17">celestra.assertIsNil(value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P15"><text:span text:style-name="Source_20_Text"><text:span text:style-name="T17">assert.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  <table:table-cell table:style-name="Table5.B11" office:value-type="string">
            <text:p text:style-name="P15"><text:span text:style-name="Source_20_Text"><text:span text:style-name="T17">celestra.assertIs</text:span></text:span><text:span text:style-name="Source_20_Text"><text:span text:style-name="T22">Not</text:span></text:span><text:span text:style-name="Source_20_Text"><text:span text:style-name="T17">(value, </text:span></text:span><text:span text:style-name="Source_20_Text"><text:span text:style-name="T22">expectedType</text:span></text:span><text:span text:style-name="Source_20_Text"><text:span text:style-name="T17"> [, message | error]);</text:span></text:span></text:p>
          </table:table-cell>
        </table:table-row>
        <table:table-row table:style-name="Table5.11">
          <table:table-cell table:style-name="Table5.A3" office:value-type="string">
            <text:p text:style-name="Table_20_Contents"><text:span text:style-name="Source_20_Text"><text:span text:style-name="T12">assert.isNotNil(value [, message | error]);</text:span></text:span></text:p>
          </table:table-cell>
          <table:table-cell table:style-name="Table5.B11" office:value-type="string">
            <text:p text:style-name="Table_20_Contents"><text:span text:style-name="Source_20_Text"><text:span text:style-name="T12">celestra.assertIsNotNil(value [, message | error]);</text:span></text:span></text:p>
          </table:table-cell>
        </table:table-row>
        <table:table-row table:style-name="Table5.13">
          <table:table-cell table:style-name="Table5.A3" office:value-type="string">
            <text:p text:style-name="P13"><text:span text:style-name="Source_20_Text"><text:span text:style-name="T17">assert.isTrue(condition [, message | error]);</text:span></text:span></text:p>
          </table:table-cell>
          <table:table-cell table:style-name="Table5.B13" office:value-type="string">
            <text:p text:style-name="P13"><text:span text:style-name="Source_20_Text"><text:span text:style-name="T17">celestra.assertTrue(condition [, message | error]);</text:span></text:span></text:p>
          </table:table-cell>
        </table:table-row>
        <table:table-row table:style-name="Table5.14">
          <table:table-cell table:style-name="Table5.A3" office:value-type="string">
            <text:p text:style-name="P10">assert.match(s<text:span text:style-name="T18">tring</text:span>, 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  <table:table-cell table:style-name="Table5.B14" office:value-type="string">
            <text:p text:style-name="P16"><text:span text:style-name="T18">celestra</text:span>.assertMatch(s<text:span text:style-name="T18">tring</text:span>,r<text:span text:style-name="T18">egexp</text:span><text:span text:style-name="Source_20_Text"><text:span text:style-name="T19">[, message </text:span></text:span><text:span text:style-name="Source_20_Text"><text:span text:style-name="T20">| error</text:span></text:span><text:span text:style-name="Source_20_Text"><text:span text:style-name="T19">]</text:span></text:span>);</text:p>
          </table:table-cell>
        </table:table-row>
        <table:table-row table:style-name="Table5.15">
          <table:table-cell table:style-name="Table5.A3" office:value-type="string">
            <text:p text:style-name="P13"><text:span text:style-name="Source_20_Text"><text:span text:style-name="T17">assert.notDeepEqual(value1, value2 [, message | error]);</text:span></text:span></text:p>
          </table:table-cell>
          <table:table-cell table:style-name="Table5.B15" office:value-type="string">
            <text:p text:style-name="P17"><text:span text:style-name="Source_20_Text"><text:span text:style-name="T17">celestra.assertNotDeepStrictEqual(value1, value2 [, message | error]);</text:span></text:span></text:p>
            <text:p text:style-name="P18">or</text:p>
            <text:p text:style-name="P19"><text:span text:style-name="Source_20_Text"><text:span text:style-name="T17">celestra.assertNotDeepEqual(value1, value2 [, message | error]);</text:span></text:span></text:p>
          </table:table-cell>
        </table:table-row>
        <table:table-row table:style-name="Table5.16">
          <table:table-cell table:style-name="Table5.A16" office:value-type="string">
            <text:p text:style-name="P13"><text:span text:style-name="Source_20_Text"><text:span text:style-name="T17">assert.notEqual(value1, value2 [, message | error]);</text:span></text:span></text:p>
          </table:table-cell>
          <table:table-cell table:style-name="Table5.B16" office:value-type="string">
            <text:p text:style-name="P11"><text:span text:style-name="Source_20_Text"><text:span text:style-name="T17">celestra.assertNotStrictEqual(value1, value2 [, message | error]);</text:span></text:span></text:p>
            <text:p text:style-name="P8">or </text:p>
            <text:p text:style-name="P12"><text:span text:style-name="Source_20_Text"><text:span text:style-name="T17">celestra.assertNotEqual(value1, value2 [, message | error]);</text:span></text:span></text:p>
          </table:table-cell>
        </table:table-row>
        <table:table-row table:style-name="Table5.17">
          <table:table-cell table:style-name="Table5.A17" office:value-type="string">
            <text:p text:style-name="P13"><text:span text:style-name="Source_20_Text"><text:span text:style-name="T17">assert.notStrictEqual(value1, value2 [, message | error]);</text:span></text:span></text:p>
          </table:table-cell>
          <table:table-cell table:style-name="Table5.B17" office:value-type="string">
            <text:p text:style-name="Table_20_Contents"><text:span text:style-name="Source_20_Text"><text:span text:style-name="T12">celestra.assertNotStrictEqual(value1, value2 [, message | error]);</text:span></text:span></text:p>
          </table:table-cell>
        </table:table-row>
        <table:table-row table:style-name="Table5.18">
          <table:table-cell table:style-name="Table5.A3" office:value-type="string">
            <text:p text:style-name="P13"><text:span text:style-name="Source_20_Text"><text:span text:style-name="T17">assert.ok(condition [, message | error]);</text:span></text:span></text:p>
          </table:table-cell>
          <table:table-cell table:style-name="Table5.B18" office:value-type="string">
            <text:p text:style-name="P13"><text:span text:style-name="Source_20_Text"><text:span text:style-name="T17">celestra.assert(condition [, message | error]);</text:span></text:span></text:p>
          </table:table-cell>
        </table:table-row>
        <table:table-row table:style-name="Table5.19">
          <table:table-cell table:style-name="Table5.A19" office:value-type="string">
            <text:p text:style-name="P13"><text:span text:style-name="Source_20_Text"><text:span text:style-name="T17">assert.strictEqual(value1, value2 [, message | error]);</text:span></text:span></text:p>
          </table:table-cell>
          <table:table-cell table:style-name="Table5.B19" office:value-type="string">
            <text:p text:style-name="P13"><text:span text:style-name="Source_20_Text"><text:span text:style-name="T17">celestra.assertStrictEqual(value1, value2 [, message | error]);</text:span></text:span></text:p>
          </table:table-cell>
        </table:table-row>
        <table:table-row table:style-name="Table5.20">
          <table:table-cell table:style-name="Table5.A20" office:value-type="string">
            <text:p text:style-name="P20"><text:span text:style-name="T23">assert.</text:span><text:span text:style-name="T24">T</text:span>hrows<text:span text:style-name="T23">(callback </text:span><text:span text:style-name="Source_20_Text"><text:span text:style-name="T25">[, message | error]);</text:span></text:span></text:p>
          </table:table-cell>
          <table:table-cell table:style-name="Table5.B20" office:value-type="string">
            <text:p text:style-name="P21"><text:span text:style-name="T26">c</text:span>elestra.assertThrows(callback <text:span text:style-name="Source_20_Text"><text:span text:style-name="T17">[, message | error]);</text:span></text:span>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281cm" fo:margin-bottom="0.73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21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</text:page-number><text:s/>/ <text:page-count>1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8-29T16:48:50.608998000</dc:date>
    <meta:print-date>2025-08-29T16:24:14.430664400</meta:print-date>
    <meta:editing-cycles>994</meta:editing-cycles>
    <meta:editing-duration>P1DT4H27M58S</meta:editing-duration>
    <meta:printed-by>PDF files</meta:printed-by>
    <meta:document-statistic meta:table-count="1" meta:image-count="0" meta:object-count="0" meta:page-count="1" meta:paragraph-count="50" meta:word-count="256" meta:character-count="2432" meta:non-whitespace-character-count="2223"/>
    <meta:template xlink:type="simple" xlink:actuate="onRequest" xlink:title="" xlink:href="Normal.dotm"/>
  </office:meta>
</office:document-meta>
</file>